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3"/>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1">– Нэш, к</text:span>ак называется наш проект?</text:p>
      <text:p text:style-name="P73"><text:span text:style-name="T8">– </text:span><text:span text:style-name="T64">Дайсон.</text:span></text:p>
      <text:p text:style-name="P73"><text:span text:style-name="T8">– </text:span><text:span text:style-name="T64">Сколько тебе лет?</text:span></text:p>
      <text:p text:style-name="P73"><text:span text:style-name="T8">– </text:span><text:span text:style-name="T64">Два года с начала запуска кластера.</text:span></text:p>
      <text:p text:style-name="P73"><text:span text:style-name="T8">– </text:span><text:span text:style-name="T64">Какой сейчас год?</text:span></text:p>
      <text:p text:style-name="P73"><text:span text:style-name="T8">– </text:span><text:span text:style-name="T21">20</text:span><text:span text:style-name="T20">18</text:span><text:span text:style-name="T64">-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73"><text:span text:style-name="T8">– Нэш</text:span><text:span text:style-name="T64">,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1">–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Бип-бип-бип.</text:p>
      <text:p text:style-name="P102"/>
      <text:p text:style-name="P34"><text:soft-page-break/><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9" text:outline-level="2">2. Пробуждение</text:h>
      <text:p text:style-name="P32"/>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oft-page-break/><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text:span><text:span text:style-name="T1">дорогая</text:span><text:span text:style-name="T1">.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text:span><text:span text:style-name="T1">фрик</text:span><text:span text:style-name="T1">.</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text:span><text:span text:style-name="T1">Быть м</text:span><text:span text:style-name="T1">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text:span><text:span text:style-name="T1">ах</text:span><text:span text:style-name="T1">, а не о фотографи</text:span><text:span text:style-name="T1">ях</text:span><text:span text:style-name="T1"> круп</text:span><text:span text:style-name="T1">ов</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 Третий «рукав» виднелся прямо по курсу далеко впереди.</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text:soft-page-break/>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З</text:span><text:span text:style-name="T1">апахло озоном.</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text:soft-page-break/>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text:span><text:span text:style-name="T30">фрика</text:span><text:span text:style-name="T30"> была усеяна колючками, </text:span><text:span text:style-name="T30">м</text:span><text:span text:style-name="T30">орда была перемазана зелёным соком, </text:span><text:span text:style-name="T30">а</text:span><text:span text:style-name="T30">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text:span text:style-name="T11">Норф</text:span></text:h>
      <text:p text:style-name="P76"/>
      <text:p text:style-name="P22">Глава IV. Пределы магии</text:p>
      <text:p text:style-name="P19"/>
      <text:p text:style-name="P22">Вашему покорному слуге известны четыре предела магии: </text:p>
      <text:list xml:id="list4709020198671228192" text:style-name="L1">
        <text:list-item>
          <text:p text:style-name="P14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text:span text:style-name="T1">старого фрика</text:span> видели, когда он на своей <text:span text:style-name="T1">золотой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text:soft-page-break/>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text:span text:style-name="T1">Я попытался было орать в окно, но меня быстренько вытолкали в сад.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гуляя по нижнему городу, я помог погрузить вещи в повозку одной семье, выезжающей <text:span text:style-name="T1">из Кантерлота к родственникам</text:span>. <text:span text:style-name="T1">В</text:span> награду <text:span text:style-name="T1">за труд </text:span>получил серебряшку. И вот, перекатывая <text:span text:style-name="T1">тяжёлую монетку</text:span>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придурк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исследованиях Кантерлота. Высокие каменные стены упирались в массивные ворота на заклёпках, которые и завершали короткий тупичёк. Крохотные эркеры над воротами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text:span text:style-name="T1">Анонимус</text:span>.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экстра-класса особо крупного размера?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text:soft-page-break/>– И почему я не удивлён? – вздохнул Норф, прилаживая новую ось к карете. <text:span text:style-name="T1">И сам себе ответил.</text:span>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text:soft-page-break/>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text:soft-page-break/>Аликорница сникла. Уши её опустились.</text:p>
      <text:p text:style-name="P48"><text:span text:style-name="T11">– </text:span>Макс,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text:soft-page-break/>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text:soft-page-break/>–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text:soft-page-break/>–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text:soft-page-break/>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text:soft-page-break/>–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text:span>Луна в Солнце врежется!</text:p>
      <text:p text:style-name="P48"><text:soft-page-break/>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text:soft-page-break/>–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text:span text:style-name="T11">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p>
      <text:p text:style-name="P48">&lt;<text:span text:style-name="T54">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text:soft-page-break/>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text:soft-page-break/>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text:soft-page-break/>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text:soft-page-break/>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text:soft-page-break/>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text:soft-page-break/>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
      <text:h text:style-name="P139" text:outline-level="2">8. Стыд</text:h>
      <text:p text:style-name="P48">&lt;<text:span text:style-name="T82">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text:soft-page-break/>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text:soft-page-break/>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text:soft-page-break/>–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text:soft-page-break/>&lt;<text:span text:style-name="T5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text:soft-page-break/>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Нелетающие пегасы</text:h>
      <text:p text:style-name="P5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text:soft-page-break/>–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text:soft-page-break/>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text:soft-page-break/>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oft-page-break/><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text:span><text:span text:style-name="T32">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text:soft-page-break/>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oft-page-break/><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нахмурилась.</text:p>
      <text:p text:style-name="P48"><text:span text:style-name="T11">–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text:soft-page-break/>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text:soft-page-break/>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3">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text:soft-page-break/>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text:soft-page-break/>–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text:soft-page-break/>–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text:soft-page-break/>–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Хм, а эта пони не из разговорчивых. Ну ладно.</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oft-page-break/><text:span text:style-name="T11">–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4"/>
      <text:p text:style-name="P44"/>
      <text:p text:style-name="P50">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м... Скажи-ка мне, мой друг П-п-пинки... Легенда про фаэри <text:span text:style-name="T15">— </text:span><text:span text:style-name="T64">эт правда?</text:span></text:p>
      <text:p text:style-name="P48"><text:span text:style-name="T15">– </text:span><text:span text:style-name="T64">Какая из? Их много, вообще-то. Ик!</text:span></text:p>
      <text:p text:style-name="P48"><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8"><text:span text:style-name="T15">– </text:span><text:span text:style-name="T64">Пока не умру?</text:span></text:p>
      <text:p text:style-name="P48"><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пони деваются?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oft-page-break/><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soft-page-break/>…</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oft-page-break/><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Макс,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1">– </text:span>ОГО!</text:p>
      <text:p text:style-name="P51">Единорожка аж уселась на крыльцо от удивления.</text:p>
      <text:p text:style-name="P51"><text:span text:style-name="T11">–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text:p>
      <text:p text:style-name="P51"><text:soft-page-break/>Трикси молча левитировала мне газеты с трюмо.</text:p>
      <text:p text:style-name="P51">…</text:p>
      <text:p text:style-name="P51">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1">–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7">David Bowie - Lets Dance/ Ashes To Ashes</text:span></text:p>
      <text:p text:style-name="P41"><text:span text:style-name="T67">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oft-page-break/><text:span text:style-name="T68">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1">&lt;</text:span><text:span text:style-name="T56">Metallica-Enter Sandman</text:span><text:span text:style-name="T11">&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5">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text:soft-page-break/>–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text:soft-page-break/>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text:soft-page-break/>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text:soft-page-break/>– «Две банки». – буркнул я.</text:p>
      <text:p text:style-name="P42"/>
      <text:p text:style-name="P42">…</text:p>
      <text:p text:style-name="P42">&lt;<text:bookmark text:name="eow-title"/><text:span text:style-name="T61">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text:soft-page-break/>–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text:soft-page-break/>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text:span><text:span text:style-name="T25">чтобы ты излечился</text:span><text:span text:style-name="T25">.</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5">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9">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text:soft-page-break/>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5">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oft-page-break/><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text:soft-page-break/>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text:soft-page-break/>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oft-page-break/><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text:soft-page-break/></text:p>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text:soft-page-break/>–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6">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3"><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text:soft-page-break/>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text:soft-page-break/>–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text:soft-page-break/>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text:soft-page-break/></text:p>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text:soft-page-break/>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3">~~~~~</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4</text:span>. <text:span text:style-name="T1">Терра</text:span></text:h>
      <text:h text:style-name="P142" text:outline-level="3">Воскресение</text:h>
      <text:p text:style-name="P48">&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Дэш ты не сможешь пустить никого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text:soft-page-break/>–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text:soft-page-break/>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text:soft-page-break/></text:p>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text:soft-page-break/></text:p>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text:soft-page-break/>–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Я вздохнул.</text:p>
      <text:p text:style-name="P41"/>
      <text:p text:style-name="P51"><text:span text:style-name="T11">– Если я расскажу тебе н</text:span>астоящую<text:span text:style-name="T11"> причину </text:span>— ты исчезнешь! <text:span text:style-name="T11">– угрюмо заявил я.</text:span></text:p>
      <text:p text:style-name="P38">Морда Анакорна осветилась радостным озарением.</text:p>
      <text:p text:style-name="P38"/>
      <text:p text:style-name="P51"><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1"/>
      <text:p text:style-name="P3"><text:soft-page-break/><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oft-page-break/><text:span text:style-name="T47">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text:soft-page-break/></text:p>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text:soft-page-break/>–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text:soft-page-break/>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9T00:31:36.31</dc:date>
    <meta:editing-duration>P132DT3H30M19S</meta:editing-duration>
    <meta:editing-cycles>8052</meta:editing-cycles>
    <meta:generator>OpenOffice/4.1.1$Win32 OpenOffice.org_project/411m6$Build-9775</meta:generator>
    <meta:document-statistic meta:table-count="0" meta:image-count="0" meta:object-count="0" meta:page-count="204" meta:paragraph-count="4351" meta:word-count="94367" meta:character-count="597822"/>
    <dc:creator>макс </dc:creator>
  </office:meta>
</office:document-meta>
</file>